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1000000C8000000C83F0D1891E5BB06B2.png" manifest:media-type="image/png"/>
  <manifest:file-entry manifest:full-path="Pictures/1000000000000078000000822359738A80D35586.png" manifest:media-type="image/png"/>
  <manifest:file-entry manifest:full-path="Pictures/1000000100000177000000DF40B7FEA67192AF88.png" manifest:media-type="image/png"/>
  <manifest:file-entry manifest:full-path="Pictures/100000010000024A000000FB93E4632CBFA9095C.png" manifest:media-type="image/png"/>
  <manifest:file-entry manifest:full-path="Pictures/10000001000002560000012A9CBE267643DFB00B.png" manifest:media-type="image/png"/>
  <manifest:file-entry manifest:full-path="Pictures/1000000000000114000000EE5CFE5D9F5EF72AB0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6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25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7" manifest:media-type="application/x-openoffice-gdimetafile;windows_formatname=&quot;GDIMetaFile&quot;"/>
  <manifest:file-entry manifest:full-path="ObjectReplacements/Object 20" manifest:media-type="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3" style:family="graphic" style:parent-style-name="Обычный_5f_1">
      <style:graphic-properties draw:stroke="none" draw:fill="none" fo:min-height="2.311cm"/>
      <style:paragraph-properties style:writing-mode="lr-tb"/>
    </style:style>
    <style:style style:name="gr4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5" style:family="graphic" style:parent-style-name="standard">
      <style:graphic-properties draw:stroke="none" draw:fill="none" fo:min-height="1.0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9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0.771cm"/>
      <style:paragraph-properties style:writing-mode="lr-tb"/>
    </style:style>
    <style:style style:name="gr11" style:family="graphic" style:parent-style-name="standard">
      <style:graphic-properties draw:stroke="none" draw:fill="none" fo:min-height="0.939cm"/>
      <style:paragraph-properties style:writing-mode="lr-tb"/>
    </style:style>
    <style:style style:name="gr12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6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7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0.771cm"/>
      <style:paragraph-properties style:writing-mode="lr-tb"/>
    </style:style>
    <style:style style:name="gr19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20" style:family="graphic" style:parent-style-name="Обычный_5f_1_5f_1_5f_1_5f_13_5f_1">
      <style:graphic-properties draw:stroke="none" draw:fill="none" fo:min-height="1.287cm"/>
      <style:paragraph-properties style:writing-mode="lr-tb"/>
    </style:style>
    <style:style style:name="gr21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22" style:family="graphic" style:parent-style-name="Обычный_5f_1_5f_1_5f_1_5f_14">
      <style:graphic-properties draw:stroke="none" draw:fill="none" fo:min-height="0.771cm"/>
      <style:paragraph-properties style:writing-mode="lr-tb"/>
    </style:style>
    <style:style style:name="gr23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24" style:family="graphic" style:parent-style-name="Обычный_5f_1_5f_1_5f_1_5f_13">
      <style:graphic-properties draw:stroke="none" draw:fill="none" fo:min-height="0.739cm"/>
      <style:paragraph-properties style:writing-mode="lr-tb"/>
    </style:style>
    <style:style style:name="gr25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6" style:family="graphic" style:parent-style-name="Обычный_5f_1_5f_1_5f_1_5f_14_5f_1">
      <style:graphic-properties draw:stroke="none" draw:fill="none" fo:min-height="0.771cm"/>
      <style:paragraph-properties style:writing-mode="lr-tb"/>
    </style:style>
    <style:style style:name="gr27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8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9" style:family="graphic" style:parent-style-name="Обычный_5f_1_5f_1_5f_1_5f_13_5f_2">
      <style:graphic-properties draw:stroke="none" draw:fill="none" fo:min-height="0.739cm"/>
      <style:paragraph-properties style:writing-mode="lr-tb"/>
    </style:style>
    <style:style style:name="gr30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34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184cm"/>
      <style:paragraph-properties style:writing-mode="lr-tb"/>
    </style:style>
    <style:style style:name="gr35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6" style:family="graphic" style:parent-style-name="Обычный_5f_1">
      <style:graphic-properties draw:stroke="none" draw:fill="none" fo:min-height="1.541cm"/>
      <style:paragraph-properties style:writing-mode="lr-tb"/>
    </style:style>
    <style:style style:name="gr37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8" style:family="graphic" style:parent-style-name="Обычный_5f_1_5f_1_5f_1_5f_15">
      <style:graphic-properties draw:stroke="none" draw:fill="none" fo:min-height="1.541cm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gr4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37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3.8cm"/>
      <style:paragraph-properties style:writing-mode="lr-tb"/>
    </style:style>
    <style:style style:name="pr4" style:family="presentation" style:parent-style-name="Inspiration-subtitle">
      <style:graphic-properties fo:min-height="1.268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12.421cm"/>
      <style:paragraph-properties style:writing-mode="lr-tb"/>
    </style:style>
    <style:style style:name="pr7" style:family="presentation" style:parent-style-name="Inspiration-subtitle">
      <style:graphic-properties draw:fill-color="#ffffff" fo:min-height="11.285cm"/>
      <style:paragraph-properties style:writing-mode="lr-tb"/>
    </style:style>
    <style:style style:name="pr8" style:family="presentation" style:parent-style-name="Inspiration-subtitle">
      <style:graphic-properties draw:fill-color="#ffffff" fo:min-height="9.834cm"/>
      <style:paragraph-properties style:writing-mode="lr-tb"/>
    </style:style>
    <style:style style:name="pr9" style:family="presentation" style:parent-style-name="Inspiration-subtitle">
      <style:graphic-properties fo:min-height="1.338cm"/>
      <style:paragraph-properties style:writing-mode="lr-tb"/>
    </style:style>
    <style:style style:name="pr10" style:family="presentation" style:parent-style-name="Inspiration-subtitle">
      <style:graphic-properties fo:min-height="1.889cm"/>
      <style:paragraph-properties style:writing-mode="lr-tb"/>
    </style:style>
    <style:style style:name="pr11" style:family="presentation" style:parent-style-name="Inspiration-subtitle">
      <style:graphic-properties fo:min-height="1.271cm"/>
      <style:paragraph-properties style:writing-mode="lr-tb"/>
    </style:style>
    <style:style style:name="pr12" style:family="presentation" style:parent-style-name="Inspiration-subtitle">
      <style:graphic-properties fo:min-height="0.788cm"/>
      <style:paragraph-properties style:writing-mode="lr-tb"/>
    </style:style>
    <style:style style:name="pr13" style:family="presentation" style:parent-style-name="Inspiration-subtitle">
      <style:graphic-properties fo:min-height="4.895cm"/>
      <style:paragraph-properties style:writing-mode="lr-tb"/>
    </style:style>
    <style:style style:name="pr14" style:family="presentation" style:parent-style-name="Inspiration-subtitle">
      <style:graphic-properties draw:fill-color="#ffffff" fo:min-height="9.155cm"/>
      <style:paragraph-properties style:writing-mode="lr-tb"/>
    </style:style>
    <style:style style:name="pr15" style:family="presentation" style:parent-style-name="Inspiration-subtitle">
      <style:graphic-properties fo:min-height="1.006cm"/>
      <style:paragraph-properties style:writing-mode="lr-tb"/>
    </style:style>
    <style:style style:name="pr16" style:family="presentation" style:parent-style-name="Inspiration-subtitle">
      <style:graphic-properties fo:min-height="2.291cm"/>
      <style:paragraph-properties style:writing-mode="lr-tb"/>
    </style:style>
    <style:style style:name="pr17" style:family="presentation" style:parent-style-name="Inspiration-subtitle">
      <style:graphic-properties fo:min-height="6.4cm"/>
      <style:paragraph-properties style:writing-mode="lr-tb"/>
    </style:style>
    <style:style style:name="pr18" style:family="presentation" style:parent-style-name="Inspiration-subtitle">
      <style:graphic-properties fo:min-height="13.51cm"/>
      <style:paragraph-properties style:writing-mode="lr-tb"/>
    </style:style>
    <style:style style:name="pr19" style:family="presentation" style:parent-style-name="Inspiration-subtitle">
      <style:graphic-properties fo:min-height="2.8cm"/>
      <style:paragraph-properties style:writing-mode="lr-tb"/>
    </style:style>
    <style:style style:name="pr20" style:family="presentation" style:parent-style-name="Inspiration-subtitle">
      <style:graphic-properties fo:min-height="9.244cm"/>
      <style:paragraph-properties style:writing-mode="lr-tb"/>
    </style:style>
    <style:style style:name="pr21" style:family="presentation" style:parent-style-name="Inspiration-subtitle">
      <style:graphic-properties fo:min-height="4.291cm"/>
      <style:paragraph-properties style:writing-mode="lr-tb"/>
    </style:style>
    <style:style style:name="pr22" style:family="presentation" style:parent-style-name="Inspiration-subtitle">
      <style:graphic-properties fo:min-height="4.851cm"/>
      <style:paragraph-properties style:writing-mode="lr-tb"/>
    </style:style>
    <style:style style:name="pr23" style:family="presentation" style:parent-style-name="Inspiration-subtitle">
      <style:graphic-properties fo:min-height="2.134cm"/>
      <style:paragraph-properties style:writing-mode="lr-tb"/>
    </style:style>
    <style:style style:name="pr24" style:family="presentation" style:parent-style-name="Inspiration-title">
      <style:graphic-properties fo:min-height="1.763cm"/>
      <style:paragraph-properties style:writing-mode="lr-tb"/>
    </style:style>
    <style:style style:name="pr25" style:family="presentation" style:parent-style-name="Inspiration-subtitle">
      <style:graphic-properties draw:fill-color="#ffffff" fo:min-height="15.2cm"/>
      <style:paragraph-properties style:writing-mode="lr-tb"/>
    </style:style>
    <style:style style:name="pr26" style:family="presentation" style:parent-style-name="Inspiration-title">
      <style:graphic-properties fo:min-height="1.7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style:paragraph-properties fo:text-align="start" style:writing-mode="lr-tb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7.7000007629395pt"/>
    </style:style>
    <style:style style:name="P15" style:family="paragraph">
      <style:paragraph-properties fo:margin-left="0.8cm" fo:margin-right="0cm" fo:text-align="start" fo:text-indent="0cm"/>
    </style:style>
    <style:style style:name="P16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7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1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start"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  <style:paragraph-properties fo:text-align="center" style:writing-mode="lr-tb"/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P2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DejaVu Sans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8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font-name="DejaVu Sans1" fo:font-size="18pt" fo:font-weight="bold" style:font-size-asian="18pt" style:font-weight-asian="bold" style:font-size-complex="18pt" style:font-weight-complex="bold"/>
    </style:style>
    <style:style style:name="T20" style:family="text">
      <style:text-properties style:font-name="DejaVu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text-position="-33% 58%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8" style:family="text">
      <style:text-properties style:text-position="-33% 58%" fo:font-size="18pt" style:font-size-asian="18pt" style:font-size-complex="18pt"/>
    </style:style>
    <style:style style:name="T29" style:family="text">
      <style:text-properties style:text-position="0% 100%" fo:font-size="18pt" style:font-size-asian="18pt" style:font-size-complex="1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text-position="-33% 58%" fo:font-size="15pt" style:font-size-asian="15pt" style:font-size-complex="15pt"/>
    </style:style>
    <style:style style:name="T35" style:family="text">
      <style:text-properties style:text-position="33% 58%" fo:font-size="15pt" style:font-size-asian="15pt" style:font-size-complex="15pt"/>
    </style:style>
    <style:style style:name="T36" style:family="text">
      <style:text-properties style:text-position="0% 100%" fo:font-size="15pt" style:font-size-asian="15pt" style:font-size-complex="15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32pt" fo:font-weight="bold" style:font-size-asian="32pt" style:font-weight-asian="bold" style:font-size-complex="32pt" style:font-weight-complex="bold"/>
    </style:style>
    <style:style style:name="T41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2" draw:text-style-name="P9" draw:layer="layout" svg:width="14.813cm" svg:height="4.158cm" svg:x="11.587cm" svg:y="9.042cm">
          <draw:text-box>
            <text:p text:style-name="P7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8"><text:span text:style-name="T3">выбираем и обучаем модель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3" draw:text-style-name="P10" draw:layer="layout" svg:width="9.79cm" svg:height="2.561cm" svg:x="5.2cm" svg:y="15.4cm">
          <draw:text-box>
            <text:p><text:span text:style-name="T3">тестируем модель</text:span></text:p>
            <text:p><text:span text:style-name="T3"/></text:p>
            <text:p><text:span text:style-name="T3">запускаем модель в работ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4" draw:text-style-name="P9" draw:layer="layout" svg:width="14.813cm" svg:height="4.158cm" svg:x="11.4cm" svg:y="9.8cm">
          <draw:text-box>
            <text:p text:style-name="P7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8"><text:span text:style-name="T3">выбираем и обучаем мод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3" draw:layer="layout" svg:width="16.8cm" svg:height="12.421cm" svg:x="4.4cm" svg:y="4.8cm" presentation:class="subtitle" presentation:user-transformed="true">
          <draw:text-box>
            <text:p text:style-name="P11"><text:span text:style-name="T6">Основные типы задач ML</text:span></text:p>
            <text:p text:style-name="P11"><text:span text:style-name="T2"/></text:p>
            <text:p text:style-name="P12"><text:span text:style-name="T2">Классификация - разделение на части</text:span></text:p>
            <text:p text:style-name="P12"><text:span text:style-name="T2"/></text:p>
            <text:p text:style-name="P12"><text:span text:style-name="T2">Кластеризация - формирование групп</text:span></text:p>
            <text:p text:style-name="P12"><text:span text:style-name="T2"/></text:p>
            <text:p text:style-name="P12"><text:span text:style-name="T2">Регрессия - восстановление зависимости </text:span></text:p>
            <text:p text:style-name="P12"><text:span text:style-name="T2"/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7" draw:text-style-name="P16" draw:layer="layout" svg:width="15.2cm" svg:height="11.285cm" svg:x="0.8cm" svg:y="7.2cm">
          <draw:text-box>
            <text:p text:style-name="P15"><text:span text:style-name="T7">способы организации данных</text:span></text:p>
            <text:p text:style-name="P15"><text:span text:style-name="T8"/></text:p>
            <text:p text:style-name="P15"><text:span text:style-name="T9">"с учителем" (supervised) </text:span></text:p>
            <text:p text:style-name="P15"><text:span text:style-name="T8">- размеченные данные</text:span></text:p>
            <text:p text:style-name="P15"><text:span text:style-name="T8"/></text:p>
            <text:p text:style-name="P15"><text:span text:style-name="T9">"без учителя" (unsupervised) </text:span></text:p>
            <text:p text:style-name="P15"><text:span text:style-name="T8">- не размеченные данные</text:span></text:p>
            <text:p text:style-name="P15"><text:span text:style-name="T8"/></text:p>
            <text:p text:style-name="P15"><text:span text:style-name="T9">"частичное обучение" semi-supervised</text:span><text:span text:style-name="T8"> </text:span></text:p>
            <text:p text:style-name="P15"><text:span text:style-name="T8">- частично размеченные данные</text:span></text:p>
            <text:p text:style-name="P15"><text:span text:style-name="T8"/></text:p>
            <text:p text:style-name="P15"><text:span text:style-name="T9">"с подкреплением" reinforcement </text:span></text:p>
            <text:p text:style-name="P15"><text:span text:style-name="T8">- датасет в явном виде отсутствует</text:span></text:p>
          </draw:text-box>
        </draw:frame>
        <draw:frame draw:style-name="gr5" draw:text-style-name="P10" draw:layer="layout" svg:width="25.4cm" svg:height="1.256cm" svg:x="1.4cm" svg:y="5cm">
          <draw:text-box>
            <text:p><text:span text:style-name="T7">Методы решения задач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17" draw:layer="layout" svg:width="10.599cm" svg:height="9.834cm" svg:x="16.601cm" svg:y="6.8cm" presentation:class="subtitle" presentation:user-transformed="true">
          <draw:text-box>
            <text:p text:style-name="P15"><text:span text:style-name="T7"><text:s text:c="6"/></text:span><text:span text:style-name="T7">модели</text:span></text:p>
            <text:p text:style-name="P15"><text:span text:style-name="T10"/></text:p>
            <text:p text:style-name="P15"><text:span text:style-name="T11">Метрические: k-Neighbors</text:span></text:p>
            <text:p text:style-name="P15"><text:span text:style-name="T12"/></text:p>
            <text:p text:style-name="P15"><text:span text:style-name="T12">Статистические: Naive Bayes</text:span></text:p>
            <text:p text:style-name="P15"><text:span text:style-name="T12"/></text:p>
            <text:p text:style-name="P15"><text:span text:style-name="T12">Логические: <text:s/>Decision Tree</text:span></text:p>
            <text:p text:style-name="P15"><text:span text:style-name="T12"><text:s/></text:span></text:p>
            <text:p text:style-name="P15"><text:span text:style-name="T12">Линейные: SVM, MLP</text:span></text:p>
            <text:p text:style-name="P15"><text:span text:style-name="T12"/></text:p>
            <text:p text:style-name="P15"><text:span text:style-name="T12">Композиции: AdaBoost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7" draw:text-style-name="P16" draw:layer="layout" svg:width="15.2cm" svg:height="11.285cm" svg:x="0.8cm" svg:y="7.2cm">
          <draw:text-box>
            <text:p text:style-name="P15"><text:span text:style-name="T7">способы организации данных</text:span></text:p>
            <text:p text:style-name="P15"><text:span text:style-name="T8"/></text:p>
            <text:p text:style-name="P15"><text:span text:style-name="T9">"с учителем" (supervised) </text:span></text:p>
            <text:p text:style-name="P15"><text:span text:style-name="T8">- размеченные данные</text:span></text:p>
            <text:p text:style-name="P15"><text:span text:style-name="T8"/></text:p>
            <text:p text:style-name="P15"><text:span text:style-name="T9">"без учителя" (unsupervised) </text:span></text:p>
            <text:p text:style-name="P15"><text:span text:style-name="T8">- не размеченные данные</text:span></text:p>
            <text:p text:style-name="P15"><text:span text:style-name="T8"/></text:p>
            <text:p text:style-name="P15"><text:span text:style-name="T9">"частичное обучение" semi-supervised</text:span><text:span text:style-name="T8"> </text:span></text:p>
            <text:p text:style-name="P15"><text:span text:style-name="T8">- частично размеченные данные</text:span></text:p>
            <text:p text:style-name="P15"><text:span text:style-name="T8"/></text:p>
            <text:p text:style-name="P15"><text:span text:style-name="T9">"с подкреплением" reinforcement </text:span></text:p>
            <text:p text:style-name="P15"><text:span text:style-name="T8">- датасет в явном виде отсутствует</text:span></text:p>
          </draw:text-box>
        </draw:frame>
        <draw:frame draw:style-name="gr5" draw:text-style-name="P10" draw:layer="layout" svg:width="25.4cm" svg:height="1.256cm" svg:x="1.4cm" svg:y="5cm">
          <draw:text-box>
            <text:p><text:span text:style-name="T7">Методы решения задач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8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7" draw:text-style-name="P19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8" draw:text-style-name="P20" draw:layer="layout" svg:width="20.6cm" svg:height="1.28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21" draw:layer="layout" svg:width="14.999cm" svg:height="1.338cm" svg:x="6.201cm" svg:y="6.2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9" draw:text-style-name="P19" draw:layer="layout" svg:width="4.838cm" svg:height="0.773cm" svg:x="11.6cm" svg:y="8.3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9" draw:layer="layout" svg:width="5.316cm" svg:height="0.773cm" svg:x="12.484cm" svg:y="10.9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9" draw:layer="layout" svg:width="4.896cm" svg:height="0.773cm" svg:x="12.588cm" svg:y="12.1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9" draw:layer="layout" svg:width="7.358cm" svg:height="0.773cm" svg:x="12.642cm" svg:y="13.3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731cm" svg:height="1.021cm" svg:x="5.084cm" svg:y="10.938cm">
          <draw:text-box>
            <text:p><text:span text:style-name="T3">аксиома тождества :</text:span></text:p>
          </draw:text-box>
        </draw:frame>
        <draw:frame draw:style-name="gr10" draw:text-style-name="P10" draw:layer="layout" svg:width="4.568cm" svg:height="1.021cm" svg:x="8.22cm" svg:y="12.126cm">
          <draw:text-box>
            <text:p><text:span text:style-name="T3">симметрия:</text:span></text:p>
          </draw:text-box>
        </draw:frame>
        <draw:frame draw:style-name="gr11" draw:text-style-name="P10" draw:layer="layout" svg:width="10.398cm" svg:height="1.189cm" svg:x="2.6cm" svg:y="13.149cm">
          <draw:text-box>
            <text:p><text:span text:style-name="T3"><text:s/></text:span><text:span text:style-name="T3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0" draw:text-style-name="P22" draw:layer="layout" svg:width="14cm" svg:height="1.889cm" svg:x="5.6cm" svg:y="3.85cm" presentation:class="subtitle" presentation:user-transformed="true">
          <draw:text-box>
            <text:p text:style-name="P2"><text:span text:style-name="T13">метрика - функция расстояния</text:span></text:p>
          </draw:text-box>
        </draw:frame>
        <draw:frame draw:style-name="gr12" draw:text-style-name="P19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11" draw:text-style-name="P3" draw:layer="layout" svg:width="6.8cm" svg:height="1.271cm" svg:x="2.8cm" svg:y="11.2cm">
          <draw:text-box>
            <text:p text:style-name="P2"><text:span text:style-name="T3">метрика Чебышева: </text:span></text:p>
          </draw:text-box>
        </draw:frame>
        <draw:frame draw:style-name="gr12" draw:text-style-name="P19" draw:layer="layout" svg:width="6.95cm" svg:height="1.434cm" svg:x="9.804cm" svg:y="8.76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9" draw:layer="layout" svg:width="6.377cm" svg:height="1.434cm" svg:x="9.801cm" svg:y="6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2" draw:text-style-name="P3" draw:layer="layout" svg:width="6.4cm" svg:height="0.788cm" svg:x="3.2cm" svg:y="6.6cm">
          <draw:text-box>
            <text:p text:style-name="P2"><text:span text:style-name="T3">Евклидова метрика: </text:span></text:p>
          </draw:text-box>
        </draw:frame>
        <draw:frame draw:style-name="gr12" draw:text-style-name="P19" draw:layer="layout" svg:width="6.218cm" svg:height="1.182cm" svg:x="9.8cm" svg:y="11.36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11" draw:text-style-name="P3" draw:layer="layout" svg:width="6.8cm" svg:height="1.271cm" svg:x="2.8cm" svg:y="8.6cm">
          <draw:text-box>
            <text:p text:style-name="P2"><text:span text:style-name="T3">метрика Минковского: </text:span></text:p>
          </draw:text-box>
        </draw:frame>
        <draw:frame draw:style-name="gr12" draw:text-style-name="P19" draw:layer="layout" svg:width="6.96cm" svg:height="2.844cm" svg:x="9.6cm" svg:y="13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11" draw:text-style-name="P3" draw:layer="layout" svg:width="6.8cm" svg:height="1.271cm" svg:x="2.8cm" svg:y="14.4cm">
          <draw:text-box>
            <text:p text:style-name="P2"><text:span text:style-name="T3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3" draw:text-style-name="P23" draw:layer="layout" svg:width="18cm" svg:height="4.895cm" svg:x="3.6cm" svg:y="4cm" presentation:class="subtitle" presentation:user-transformed="true">
          <draw:text-box>
            <text:p text:style-name="P19"><text:span text:style-name="T4">метрический подход в методах ML </text:span></text:p>
            <text:p text:style-name="P19"><text:span text:style-name="T14"/></text:p>
            <text:p text:style-name="P19"><text:span text:style-name="T14">использование расстояний между объект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3" draw:text-style-name="P23" draw:layer="layout" svg:width="21.2cm" svg:height="4.895cm" svg:x="2.2cm" svg:y="4.705cm" presentation:class="subtitle" presentation:user-transformed="true">
          <draw:text-box>
            <text:p text:style-name="P19"><text:span text:style-name="T4">метрический подход в методах ML </text:span></text:p>
            <text:p text:style-name="P19"><text:span text:style-name="T14"/></text:p>
            <text:p text:style-name="P19"><text:span text:style-name="T14">использование расстояний между объектами</text:span></text:p>
            <text:p text:style-name="P19"><text:span text:style-name="T15"/></text:p>
            <text:p text:style-name="P19"><text:span text:style-name="T16">гипотеза компактности:</text:span><text:span text:style-name="T3"> <text:s/>близкие объекты лежат в одном классе</text:span></text:p>
            <text:p text:style-name="P19"><text:span text:style-name="T3"/></text:p>
          </draw:text-box>
        </draw:frame>
        <draw:frame draw:style-name="gr13" draw:text-style-name="P24" draw:layer="layout" svg:width="20.08cm" svg:height="8.6cm" svg:x="3.32cm" svg:y="10.2cm">
          <draw:image xlink:href="Pictures/100000010000024A000000FB93E4632CBFA909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25" draw:layer="layout" svg:width="16.599cm" svg:height="9.155cm" svg:x="1.201cm" svg:y="3.8cm" presentation:class="subtitle" presentation:user-transformed="true">
          <draw:text-box>
            <text:p text:style-name="P19"><text:span text:style-name="T17">о задаче классификации </text:span></text:p>
            <text:p text:style-name="P19"><text:span text:style-name="T17"/></text:p>
            <text:p text:style-name="P2"><text:span text:style-name="T18">разделение данных на части (классы)</text:span></text:p>
            <text:p text:style-name="P2"><text:span text:style-name="T18"/></text:p>
            <text:p text:style-name="P2"><text:span text:style-name="T18"/></text:p>
            <text:p text:style-name="P2"><text:span text:style-name="T19">Учебный <text:s/>набор: </text:span><text:span text:style-name="T18"><text:s text:c="2"/>[ объект, ответ ] <text:s text:c="3"/></text:span><text:span text:style-name="T18"><text:line-break/></text:span><text:span text:style-name="T18"/></text:p>
            <text:p text:style-name="P2"><text:span text:style-name="T18"><text:line-break/></text:span><text:span text:style-name="T19">Задача:</text:span><text:span text:style-name="T18"> классификатор</text:span></text:p>
            <text:p text:style-name="P2"><text:span text:style-name="T18"><text:s/></text:span><text:span text:style-name="T18"><text:line-break/></text:span><text:span text:style-name="T20"> <text:s text:c="13"/></text:span><text:span text:style-name="T20">объект → вектор-признак → класс</text:span></text:p>
          </draw:text-box>
        </draw:frame>
        <draw:frame presentation:style-name="pr5" draw:text-style-name="P5" draw:layer="layout" svg:width="19.199cm" svg:height="1.363cm" svg:x="1.202cm" svg:y="2.001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14" draw:text-style-name="P24" draw:layer="layout" svg:width="9.473cm" svg:height="8.169cm" svg:x="17cm" svg:y="6.6cm">
          <draw:image xlink:href="Pictures/1000000000000114000000EE5CFE5D9F5EF72A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6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15" draw:text-style-name="P19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9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9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10" draw:layer="layout" svg:width="15.255cm" svg:height="1.021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6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16" draw:text-style-name="P19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19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19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19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9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5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10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6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17" draw:text-style-name="P19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9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19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9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7" draw:text-style-name="P19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5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18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19" draw:text-style-name="P19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" draw:text-style-name="P27" draw:layer="layout" svg:width="15.286cm" svg:height="1.537cm" svg:x="3.714cm" svg:y="13.339cm">
          <draw:text-box>
            <text:p><text:span text:style-name="T25"><text:s/></text:span><text:span text:style-name="T25">- ф-ция оценки <text:s/>важности i-того соседа объекта u, </text:span></text:p>
            <text:p><text:span text:style-name="T25"><text:s text:c="6"/></text:span><text:span text:style-name="T25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6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21" draw:text-style-name="P19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1" draw:text-style-name="P19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1" draw:text-style-name="P19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1" draw:text-style-name="P19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1" draw:text-style-name="P19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5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22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3" draw:text-style-name="P19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27" draw:layer="layout" svg:width="15.286cm" svg:height="1.537cm" svg:x="3.714cm" svg:y="13.338cm">
          <draw:text-box>
            <text:p><text:span text:style-name="T25"><text:s/></text:span><text:span text:style-name="T25">- ф-ция оценки <text:s/>важности i-того соседа объекта u, </text:span></text:p>
            <text:p><text:span text:style-name="T25"><text:s text:c="6"/></text:span><text:span text:style-name="T25">убывает по мере удаления от u</text:span></text:p>
          </draw:text-box>
        </draw:frame>
        <draw:frame draw:style-name="gr19" draw:text-style-name="P19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4" draw:text-style-name="P27" draw:layer="layout" svg:width="9.434cm" svg:height="0.989cm" svg:x="8.366cm" svg:y="15.083cm">
          <draw:text-box>
            <text:p><text:span text:style-name="T25"><text:s/></text:span><text:span text:style-name="T25">- оценка близости </text:span><text:span text:style-name="T26">u</text:span><text:span text:style-name="T25"> к классу </text:span><text:span text:style-name="T26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6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25" draw:text-style-name="P19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5" draw:text-style-name="P19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5" draw:text-style-name="P19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5" draw:text-style-name="P19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5" draw:text-style-name="P19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5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26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7" draw:text-style-name="P19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8" draw:text-style-name="P19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9" draw:text-style-name="P27" draw:layer="layout" svg:width="9.434cm" svg:height="0.989cm" svg:x="8.366cm" svg:y="15.083cm">
          <draw:text-box>
            <text:p><text:span text:style-name="T25"><text:s/></text:span><text:span text:style-name="T25">- оценка близости </text:span><text:span text:style-name="T26">u</text:span><text:span text:style-name="T25"> к классу </text:span><text:span text:style-name="T26">y</text:span></text:p>
          </draw:text-box>
        </draw:frame>
        <draw:frame draw:style-name="gr19" draw:text-style-name="P19" draw:layer="layout" svg:width="9.595cm" svg:height="1.657cm" svg:x="7.405cm" svg:y="17.74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27" draw:layer="layout" svg:width="15.286cm" svg:height="1.537cm" svg:x="3.714cm" svg:y="13.339cm">
          <draw:text-box>
            <text:p><text:span text:style-name="T25"><text:s/></text:span><text:span text:style-name="T25">- ф-ция оценки <text:s/>важности i-того соседа объекта u, </text:span></text:p>
            <text:p><text:span text:style-name="T25"><text:s text:c="6"/></text:span><text:span text:style-name="T25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6" draw:text-style-name="P3" draw:layer="layout" svg:width="10.8cm" svg:height="2.291cm" svg:x="1.6cm" svg:y="4.6cm" presentation:class="subtitle" presentation:user-transformed="true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7" draw:text-style-name="P3" draw:layer="layout" svg:width="10.8cm" svg:height="6.4cm" svg:x="2cm" svg:y="3.742cm" presentation:class="subtitle" presentation:user-transformed="true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 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8" draw:text-style-name="P3" draw:layer="layout" svg:width="10.8cm" svg:height="13.51cm" svg:x="2.192cm" svg:y="4.8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3" draw:layer="layout" svg:width="12cm" svg:height="2.8cm" svg:x="14.4cm" svg:y="4.2cm">
          <draw:text-box>
            <text:p text:style-name="P2"><text:span text:style-name="T16">метод k-соседей (kNN)</text:span></text:p>
            <text:p text:style-name="P2"><text:span text:style-name="T3"/></text:p>
            <text:p text:style-name="P2"><text:span text:style-name="T3">v(i,u) = [i&lt;k]</text:span></text:p>
          </draw:text-box>
        </draw:frame>
        <draw:frame presentation:style-name="pr18" draw:text-style-name="P3" draw:layer="layout" svg:width="10.8cm" svg:height="13.51cm" svg:x="1.4cm" svg:y="4.49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0" draw:text-style-name="P3" draw:layer="layout" svg:width="12cm" svg:height="9.244cm" svg:x="14.4cm" svg:y="4.6cm">
          <draw:text-box>
            <text:p text:style-name="P2"><text:span text:style-name="T16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7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7"/></text:p>
              </text:list-item>
            </text:list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8" draw:text-style-name="P3" draw:layer="layout" svg:width="10.8cm" svg:height="13.51cm" svg:x="2.2cm" svg:y="4.8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0" draw:text-style-name="P3" draw:layer="layout" svg:width="12cm" svg:height="9.244cm" svg:x="14.296cm" svg:y="4.586cm">
          <draw:text-box>
            <text:p text:style-name="P2"><text:span text:style-name="T16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7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7"/></text:p>
              </text:list-item>
            </text:list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8" draw:text-style-name="P3" draw:layer="layout" svg:width="10.8cm" svg:height="13.51cm" svg:x="1.6cm" svg:y="4.4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draw:frame presentation:style-name="pr21" draw:text-style-name="P3" draw:layer="layout" svg:width="12.4cm" svg:height="4.291cm" svg:x="13.2cm" svg:y="14.8cm">
          <draw:text-box>
            <text:p text:style-name="P2"><text:span text:style-name="T16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8">i</text:span></text:p>
            <text:p text:style-name="P2"><text:span text:style-name="T3"/></text:p>
            <text:p text:style-name="P2"><text:span text:style-name="T3">w</text:span><text:span text:style-name="T28">i </text:span><text:span text:style-name="T3">- вес сосед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2" draw:text-style-name="P3" draw:layer="layout" svg:width="12.4cm" svg:height="4.851cm" svg:x="3.4cm" svg:y="4.533cm">
          <draw:text-box>
            <text:p text:style-name="P2"><text:span text:style-name="T16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8">i <text:s text:c="20"/></text:span><text:span text:style-name="T3">w</text:span><text:span text:style-name="T28">i </text:span><text:span text:style-name="T3">- вес соседа </text:span></text:p>
            <text:p text:style-name="P2"><text:span text:style-name="T3"/></text:p>
            <text:p text:style-name="P2"><text:span text:style-name="T21">как выбирать вес </text:span><text:span text:style-name="T3">w</text:span><text:span text:style-name="T28">i </text:span><text:span text:style-name="T29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2" draw:text-style-name="P3" draw:layer="layout" svg:width="12.4cm" svg:height="4.851cm" svg:x="3.4cm" svg:y="4.533cm">
          <draw:text-box>
            <text:p text:style-name="P2"><text:span text:style-name="T16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8">i <text:s text:c="20"/></text:span><text:span text:style-name="T3">w</text:span><text:span text:style-name="T28">i </text:span><text:span text:style-name="T3">- вес соседа </text:span></text:p>
            <text:p text:style-name="P2"><text:span text:style-name="T3"/></text:p>
            <text:p text:style-name="P2"><text:span text:style-name="T21">как выбирать вес </text:span><text:span text:style-name="T3">w</text:span><text:span text:style-name="T28">i </text:span><text:span text:style-name="T29">?</text:span></text:p>
          </draw:text-box>
        </draw:frame>
        <draw:frame draw:style-name="gr30" draw:text-style-name="P19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1" draw:text-style-name="P28" draw:layer="layout" svg:width="15.8cm" svg:height="1.8cm" svg:x="8.8cm" svg:y="9.4cm">
          <draw:text-box>
            <text:p><text:span text:style-name="T30">выбираем </text:span><text:span text:style-name="T31">степень <text:s/>важности i-того соседа на основании расстояния до него</text:span></text:p>
          </draw:text-box>
        </draw:frame>
        <draw:frame draw:style-name="gr32" draw:text-style-name="P24" draw:layer="layout" svg:width="13.231cm" svg:height="7.867cm" svg:x="5.369cm" svg:y="11.6cm">
          <draw:image xlink:href="Pictures/1000000100000177000000DF40B7FEA67192A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3" draw:text-style-name="P19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4" draw:text-style-name="P29" draw:layer="layout" svg:width="21.4cm" svg:height="2.434cm" svg:x="2cm" svg:y="4.4cm">
          <draw:text-box>
            <text:p><text:span text:style-name="T16">метод взвешеных k-соседей - п</text:span><text:span text:style-name="T1">арзеновское окно</text:span><text:span text:style-name="T32"> </text:span></text:p>
            <text:p><text:span text:style-name="T32"/></text:p>
            <text:p><text:span text:style-name="T30">выбираем </text:span><text:span text:style-name="T31">степень <text:s/>важности i-того соседа на основании расстояния</text:span></text:p>
          </draw:text-box>
        </draw:frame>
        <draw:frame draw:style-name="gr32" draw:text-style-name="P24" draw:layer="layout" svg:width="13.231cm" svg:height="7.867cm" svg:x="6.369cm" svg:y="11.601cm">
          <draw:image xlink:href="Pictures/1000000100000177000000DF40B7FEA67192A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3" draw:text-style-name="P3" draw:layer="layout" svg:width="21.8cm" svg:height="2.134cm" svg:x="1cm" svg:y="4.288cm">
          <draw:text-box>
            <text:p text:style-name="P2"><text:span text:style-name="T16">профиль компактности - <text:s/></text:span><text:span text:style-name="T33">метод оценки данных и метрик на них</text:span></text:p>
            <text:p text:style-name="P2"><text:span text:style-name="T16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5" draw:text-style-name="P19" draw:layer="layout" svg:width="7.205cm" svg:height="1.762cm" svg:x="2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27" draw:layer="layout" svg:width="8.724cm" svg:height="1.791cm" svg:x="10.276cm" svg:y="6.477cm">
          <draw:text-box>
            <text:p><text:span text:style-name="T25">x</text:span><text:span text:style-name="T34">i</text:span><text:span text:style-name="T35">m</text:span><text:span text:style-name="T25"> - m-тый сосед x</text:span><text:span text:style-name="T34">i <text:s text:c="2"/></text:span><text:span text:style-name="T36"><text:s text:c="8"/></text:span></text:p>
            <text:p><text:span text:style-name="T25">y</text:span><text:span text:style-name="T34">i</text:span><text:span text:style-name="T35">m</text:span><text:span text:style-name="T25"> - ответ на m-том соседе x</text:span><text:span text:style-name="T34">i</text:span></text:p>
          </draw:text-box>
        </draw:frame>
        <draw:frame presentation:style-name="pr23" draw:text-style-name="P3" draw:layer="layout" svg:width="21.8cm" svg:height="2.134cm" svg:x="1.112cm" svg:y="3.935cm">
          <draw:text-box>
            <text:p text:style-name="P2"><text:span text:style-name="T16">профиль компактности - <text:s/></text:span><text:span text:style-name="T33">метод оценки данных и метрик на них</text:span></text:p>
            <text:p text:style-name="P2"><text:span text:style-name="T16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7" draw:text-style-name="P19" draw:layer="layout" svg:width="7.205cm" svg:height="1.762cm" svg:x="3.795cm" svg:y="6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8" draw:text-style-name="P27" draw:layer="layout" svg:width="8.724cm" svg:height="1.791cm" svg:x="11.876cm" svg:y="6.4cm">
          <draw:text-box>
            <text:p><text:span text:style-name="T25">x</text:span><text:span text:style-name="T34">i</text:span><text:span text:style-name="T35">m</text:span><text:span text:style-name="T25"> - m-тый сосед x</text:span><text:span text:style-name="T34">i <text:s text:c="2"/></text:span><text:span text:style-name="T36"><text:s text:c="8"/></text:span></text:p>
            <text:p><text:span text:style-name="T25">y</text:span><text:span text:style-name="T34">i</text:span><text:span text:style-name="T35">m</text:span><text:span text:style-name="T25"> - ответ на m-том соседе x</text:span><text:span text:style-name="T34">i</text:span></text:p>
          </draw:text-box>
        </draw:frame>
        <draw:frame draw:style-name="gr14" draw:text-style-name="P24" draw:layer="layout" svg:width="22.243cm" svg:height="11.084cm" svg:x="2.6cm" svg:y="8.516cm">
          <draw:image xlink:href="Pictures/10000001000002560000012A9CBE267643DFB00B.png" xlink:type="simple" xlink:show="embed" xlink:actuate="onLoad" draw:mime-type="image/png">
            <text:p/>
          </draw:image>
        </draw:frame>
        <draw:frame presentation:style-name="pr23" draw:text-style-name="P3" draw:layer="layout" svg:width="21.8cm" svg:height="2.134cm" svg:x="1.6cm" svg:y="3.8cm">
          <draw:text-box>
            <text:p text:style-name="P2"><text:span text:style-name="T16">профиль компактности - <text:s/></text:span><text:span text:style-name="T33">метод оценки данных и метрик на них</text:span></text:p>
            <text:p text:style-name="P2"><text:span text:style-name="T16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24" draw:text-style-name="P5" draw:layer="layout" svg:width="25.199cm" svg:height="1.763cm" svg:x="0.801cm" svg:y="1.637cm" presentation:class="title" presentation:user-transformed="true">
          <draw:text-box>
            <text:p><text:span text:style-name="T5">метрические методы: <text:s/>литература</text:span></text:p>
          </draw:text-box>
        </draw:frame>
        <draw:frame draw:style-name="gr39" draw:text-style-name="P30" draw:layer="layout" svg:width="24.2cm" svg:height="7.2cm" svg:x="1.2cm" svg:y="6.8cm">
          <draw:text-box>
            <text:p><text:span text:style-name="T37">git clone </text:span><text:span text:style-name="T38">https://github.com/mechanoid5/ml_lectorium.git</text:span></text:p>
            <text:p><text:span text:style-name="T37"/></text:p>
            <text:p><text:span text:style-name="T37"/></text:p>
            <text:p><text:span text:style-name="T37">К.В. Воронцов Метрические методы классификации. - курс "Машинное обучение" ШАД Яндекс 2014</text:span></text:p>
            <text:p><text:span text:style-name="T37"/></text:p>
            <text:p text:style-name="P8"><text:span text:style-name="T39">К.В. Воронцов <text:s/>Методы восстановления регрессии</text:span><text:span text:style-name="T37"> - курс "Машинное обучение" ШАД Яндекс 201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5" draw:text-style-name="P31" draw:layer="layout" svg:width="25.199cm" svg:height="15.2cm" svg:x="1.4cm" svg:y="4cm" presentation:class="subtitle" presentation:user-transformed="true">
          <draw:text-box>
            <text:p text:style-name="P19"><text:span text:style-name="T40">Вопросы ?</text:span></text:p>
          </draw:text-box>
        </draw:frame>
        <draw:frame draw:style-name="gr40" draw:text-style-name="P24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26" draw:text-style-name="P5" draw:layer="layout" svg:width="20.8cm" svg:height="1.743cm" svg:x="1cm" svg:y="1.833cm" presentation:class="title" presentation:user-transformed="true">
          <draw:text-box>
            <text:p><text:span text:style-name="T5">метрические </text:span><text:span text:style-name="T5">методы: </text:span><text:span text:style-name="T41">практика</text:span></text:p>
          </draw:text-box>
        </draw:frame>
        <draw:frame draw:style-name="gr41" draw:text-style-name="P24" draw:layer="layout" svg:width="3.595cm" svg:height="3.595cm" svg:x="20.8cm" svg:y="6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42" draw:text-style-name="P24" draw:layer="layout" svg:width="3.174cm" svg:height="3.439cm" svg:x="1.8cm" svg:y="6.4cm">
          <draw:image xlink:href="Pictures/1000000000000078000000822359738A80D35586.png" xlink:type="simple" xlink:show="embed" xlink:actuate="onLoad" draw:mime-type="image/png">
            <text:p/>
          </draw:image>
        </draw:frame>
        <draw:frame draw:style-name="gr43" draw:text-style-name="P33" draw:layer="layout" svg:width="15.2cm" svg:height="8.622cm" svg:x="5.73cm" svg:y="6.461cm">
          <draw:text-box>
            <text:p text:style-name="P19"><text:span text:style-name="T1">источники данных для экспериментов </text:span></text:p>
            <text:p text:style-name="P19"><text:span text:style-name="T1"/></text:p>
            <text:p text:style-name="P32">sklearn.datasets</text:p>
            <text:p text:style-name="P19">UCI Repository</text:p>
            <text:p text:style-name="P19">kaggle</text:p>
            <text:p text:style-name="P19"/>
            <text:p text:style-name="P19"><text:span text:style-name="T1">реализовать</text:span> </text:p>
            <text:p text:style-name="P19">1NN</text:p>
            <text:p text:style-name="P19">kNN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09-15T12:33:51.445628470</dc:date>
    <meta:editing-duration>P1DT3H27M59S</meta:editing-duration>
    <meta:editing-cycles>362</meta:editing-cycles>
    <meta:generator>LibreOffice/7.2.0.4$Linux_X86_64 LibreOffice_project/20$Build-4</meta:generator>
    <meta:document-statistic meta:object-count="253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